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ddress.setCrossStreets( List &lt; String &gt; crossStre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ddress.getCrossStre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ddress.setStreet( String stre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ddress.getStre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